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d059" officeooo:paragraph-rsid="0019d059"/>
    </style:style>
    <style:style style:name="T1" style:family="text">
      <style:text-properties officeooo:rsid="0019d0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7"/><text:span text:style-name="T1">Web Teknolojileri Projesi</text:span></text:p>
      <text:p text:style-name="P1">Tasarlayacağım web sayfasında memleketim olan bulgaristanda ki kasabamı veya köyümün sitesini yapmayı düşünüyorum tarihi eser veya benzeri şeyler olarak aklımda şuan bir şey bulunmadığı için bu konu hakkında ne yapacağımı şu anda söylemem pek mümkün değil .</text:p>
      <text:p text:style-name="P1"/>
      <text:p text:style-name="P1">Adı Soyadı :Engin Özlem</text:p>
      <text:p text:style-name="P1">Bulunduğu Grup: B</text:p>
      <text:p text:style-name="P1">Okul numarası : G1812105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57:22.587000000</meta:creation-date>
    <dc:date>2020-04-04T15:01:33.346000000</dc:date>
    <meta:editing-duration>PT4M11S</meta:editing-duration>
    <meta:editing-cycles>1</meta:editing-cycles>
    <meta:document-statistic meta:table-count="0" meta:image-count="0" meta:object-count="0" meta:page-count="1" meta:paragraph-count="5" meta:word-count="51" meta:character-count="395" meta:non-whitespace-character-count="302"/>
    <meta:generator>Trio_Office/6.2.8.2$Windows_x86 LibreOffice_project/</meta:generator>
  </office:meta>
</office:document-meta>
</file>